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7fee"/>
    </style:style>
    <style:style style:name="P2" style:family="paragraph" style:parent-style-name="Standard">
      <style:paragraph-properties fo:text-align="start" style:justify-single-word="false"/>
      <style:text-properties officeooo:rsid="001b7fee" officeooo:paragraph-rsid="001b7fee"/>
    </style:style>
    <style:style style:name="P3" style:family="paragraph" style:parent-style-name="Standard">
      <style:paragraph-properties fo:text-align="start" style:justify-single-word="false"/>
      <style:text-properties officeooo:rsid="001b7fee" officeooo:paragraph-rsid="001c56e0"/>
    </style:style>
    <style:style style:name="P4" style:family="paragraph" style:parent-style-name="Standard">
      <style:paragraph-properties fo:text-align="start" style:justify-single-word="false"/>
      <style:text-properties officeooo:rsid="001b7fee" officeooo:paragraph-rsid="001f8128"/>
    </style:style>
    <style:style style:name="P5" style:family="paragraph" style:parent-style-name="Standard">
      <style:paragraph-properties fo:text-align="start" style:justify-single-word="false"/>
      <style:text-properties officeooo:rsid="001b7fee" officeooo:paragraph-rsid="001faec8"/>
    </style:style>
    <style:style style:name="P6" style:family="paragraph" style:parent-style-name="Standard">
      <style:paragraph-properties fo:text-align="start" style:justify-single-word="false"/>
      <style:text-properties officeooo:rsid="001f2ea4" officeooo:paragraph-rsid="001f2ea4"/>
    </style:style>
    <style:style style:name="P7" style:family="paragraph" style:parent-style-name="Standard">
      <style:paragraph-properties fo:text-align="center" style:justify-single-word="false"/>
      <style:text-properties officeooo:rsid="001f2ea4" officeooo:paragraph-rsid="001f2ea4"/>
    </style:style>
    <style:style style:name="P8" style:family="paragraph" style:parent-style-name="Standard">
      <style:paragraph-properties fo:text-align="start" style:justify-single-word="false"/>
      <style:text-properties officeooo:rsid="001f2ea4" officeooo:paragraph-rsid="001f2ea4"/>
    </style:style>
    <style:style style:name="P9" style:family="paragraph" style:parent-style-name="Standard">
      <style:paragraph-properties fo:text-align="start" style:justify-single-word="false"/>
      <style:text-properties officeooo:rsid="001b7fee" officeooo:paragraph-rsid="001b7fee"/>
    </style:style>
    <style:style style:name="P10" style:family="paragraph" style:parent-style-name="Standard">
      <style:paragraph-properties fo:text-align="start" style:justify-single-word="false"/>
      <style:text-properties officeooo:rsid="001b7fee" officeooo:paragraph-rsid="0021f054"/>
    </style:style>
    <style:style style:name="P11" style:family="paragraph" style:parent-style-name="Standard">
      <style:paragraph-properties fo:text-align="start" style:justify-single-word="false"/>
      <style:text-properties officeooo:rsid="001b7fee" officeooo:paragraph-rsid="00227545"/>
    </style:style>
    <style:style style:name="T1" style:family="text">
      <style:text-properties officeooo:rsid="001b7fee"/>
    </style:style>
    <style:style style:name="T2" style:family="text">
      <style:text-properties style:text-position="super 58%" officeooo:rsid="001b7fee"/>
    </style:style>
    <style:style style:name="T3" style:family="text">
      <style:text-properties officeooo:rsid="001c56e0"/>
    </style:style>
    <style:style style:name="T4" style:family="text">
      <style:text-properties officeooo:rsid="001c8aec"/>
    </style:style>
    <style:style style:name="T5" style:family="text">
      <style:text-properties officeooo:rsid="001f8128"/>
    </style:style>
    <style:style style:name="T6" style:family="text">
      <style:text-properties officeooo:rsid="001faec8"/>
    </style:style>
    <style:style style:name="T7" style:family="text">
      <style:text-properties officeooo:rsid="001fe549"/>
    </style:style>
    <style:style style:name="T8" style:family="text">
      <style:text-properties officeooo:rsid="0021e1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4</text:span><text:span text:style-name="T2">th</text:span><text:span text:style-name="T1"> October to 19</text:span><text:span text:style-name="T2">th</text:span><text:span text:style-name="T1"> October 2019</text:span></text:p>
      <text:p text:style-name="P7">Tasks Work status</text:p>
      <text:p text:style-name="P6">## Completed Tasks :- </text:p>
      <text:p text:style-name="P1"/>
      <text:p text:style-name="P2"># ) BEGIN and END. </text:p>
      <text:p text:style-name="P4"><text:tab/><text:span text:style-name="T5">Path : /home/srm/MODULES/ref/ll.pl</text:span></text:p>
      <text:p text:style-name="P2"># ) To get the %INC, Print the path of DBI.pm module. </text:p>
      <text:p text:style-name="P5"><text:tab/><text:span text:style-name="T6">Path : /home/srm/srinivas/part/ok/cc.pl</text:span></text:p>
      <text:p text:style-name="P2"># ) Explore on the vlsi .csh file </text:p>
      <text:p text:style-name="P2"># ) @INC to add to the module path, Using unshift or push.</text:p>
      <text:p text:style-name="P10"><text:tab/><text:span text:style-name="T7">Path : /home/srm/MODULES/ref1/ref3/aa.pl</text:span></text:p>
      <text:p text:style-name="P2"># ) <text:s/>Exploare on my and local.</text:p>
      <text:p text:style-name="P11"><text:tab/><text:span text:style-name="T8">Path : - /home/srm/MODULES/ref1/ref3/loc.pl</text:span></text:p>
      <text:p text:style-name="P2"># ) <text:span text:style-name="T4">W</text:span>hat is the differance between use and required.</text:p>
      <text:p text:style-name="P2"><text:tab/><text:span text:style-name="T8">Path : - <text:s/></text:span></text:p>
      <text:p text:style-name="P3"># ) Write a small program on perl to collect the <text:span text:style-name="T3">environment variables.</text:span></text:p>
      <text:p text:style-name="P3"/>
      <text:p text:style-name="P6">## Tasks on Running</text:p>
      <text:p text:style-name="P6"/>
      <text:p text:style-name="P6"/>
      <text:p text:style-name="P6"/>
      <text:p text:style-name="P6"/>
      <text:p text:style-name="P6">## Next week Tasks :-</text:p>
      <text:p text:style-name="P6"><text:tab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8:19:14.742773942</meta:creation-date>
    <dc:date>2019-10-21T19:37:52.211378272</dc:date>
    <meta:editing-duration>PT5H18M50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06" meta:character-count="602" meta:non-whitespace-character-count="500"/>
  </office:meta>
</office:document-meta>
</file>